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middle" draw:textarea-horizontal-align="center" draw:fill="solid" draw:fill-color="#c0c0c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5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55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2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92">
      <style:graphic-properties fo:wrap-option="wrap" fo:padding-top="0in" fo:padding-bottom="0in" fo:padding-left="0in" fo:padding-right="0in" draw:textarea-vertical-align="middle" draw:textarea-horizontal-align="center" draw:fill="none" draw:stroke="dash" draw:stroke-dash="a391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fo:wrap-option="wrap" fo:padding-top="0in" fo:padding-bottom="0in" fo:padding-left="0in" fo:padding-right="0in" draw:textarea-vertical-align="middle" draw:textarea-horizontal-align="center" draw:fill="solid" draw:fill-color="#000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middle" draw:textarea-horizontal-align="center" draw:fill="none" draw:stroke="dash" draw:stroke-dash="a395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end="a44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middle" draw:textarea-horizontal-align="center" draw:fill="none" draw:stroke="dash" draw:stroke-dash="a279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in" fo:padding-bottom="0in" fo:padding-left="0in" fo:padding-right="0in" draw:textarea-vertical-align="middle" draw:textarea-horizontal-align="center" draw:fill="none" draw:stroke="dash" draw:stroke-dash="a450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457" draw:marker-end="a45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family-generic-asian="swiss" style:font-family-generic-complex="swiss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end="a29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341" draw:marker-end="a34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family-generic-asian="swiss" style:font-family-generic-complex="swiss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family-generic-asian="swiss" style:font-family-generic-complex="swiss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3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family-generic-asian="swiss" style:font-family-generic-complex="swiss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40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middle" draw:textarea-horizontal-align="center" draw:fill="none" draw:stroke="dash" draw:stroke-dash="a408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77">
      <style:graphic-properties fo:wrap-option="wrap" fo:padding-top="0in" fo:padding-bottom="0in" fo:padding-left="0in" fo:padding-right="0in" draw:textarea-vertical-align="middle" draw:textarea-horizontal-align="center" draw:fill="solid" draw:fill-color="#000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2008in" svg:stroke-color="#000000" draw:marker-start="a52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413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2008in" svg:stroke-color="#000000" draw:marker-end="a41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2008in" svg:stroke-color="#000000" draw:marker-end="a41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in" fo:padding-bottom="0in" fo:padding-left="0in" fo:padding-right="0in" draw:textarea-vertical-align="middle" draw:textarea-horizontal-align="center" draw:fill="solid" draw:fill-color="#c0c0c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center" draw:fill="none" draw:stroke="dash" draw:stroke-dash="a299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2008in" svg:stroke-color="#000000" draw:marker-start="a369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30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306" draw:marker-end="a30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2008in" svg:stroke-color="#000000" draw:marker-end="a42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492" draw:marker-end="a49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middle" draw:textarea-horizontal-align="center" draw:fill="none" draw:stroke="dash" draw:stroke-dash="a542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middle" draw:textarea-horizontal-align="center" draw:fill="none" draw:stroke="dash" draw:stroke-dash="a546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Slide4" draw:style-name="a276" draw:master-page-name="Master1-Layout7-blank-Blank" presentation:presentation-page-layout-name="Master1-PPL7" draw:id="Slide-259">
        <draw:g draw:name="Group 33" draw:id="id27">
          <svg:title/>
          <svg:desc/>
          <draw:g draw:name="Group 1" draw:id="id28">
            <svg:title/>
            <svg:desc/>
            <draw:custom-shape svg:width="2.14409in" svg:height="1.11653in" draw:id="id30" draw:style-name="a283" draw:transform="translate(-1.07204in -0.55826in) rotate(-6.08895) translate(5.66298in 3.3311in)" draw:name="Rectangle 3">
              <svg:title/>
              <svg:desc/>
              <text:p text:style-name="a282" text:class-names="" text:cond-style-name=""><text:span text:style-name="a2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27835in" svg:y="2.92205in" svg:width="2.82559in" svg:height="0.55315in" draw:id="id31" draw:style-name="a286" draw:name="Straight Connector 4">
              <svg:title/>
              <svg:desc/>
              <text:p text:style-name="a285" text:class-names="" text:cond-style-name=""><text:span text:style-name="a28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5.49016in" svg:y="2.46378in" svg:width="0.35945in" svg:height="1.55669in" draw:id="id32" draw:style-name="a289" draw:name="Straight Connector 5">
              <svg:title/>
              <svg:desc/>
              <text:p text:style-name="a288" text:class-names="" text:cond-style-name=""><text:span text:style-name="a28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width="0.7947in" svg:height="0.67505in" draw:id="id33" draw:style-name="a293" draw:transform="translate(-0.39735in -0.33752in) rotate(-0.08258) translate(5.29204in 2.85169in)" draw:name="Straight Connector 6">
              <svg:title/>
              <svg:desc/>
              <text:p text:style-name="a291" text:class-names="" text:cond-style-name=""><text:span text:style-name="a29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frame draw:id="id34" draw:style-name="a296" draw:name="TextBox 8" svg:x="4.52082in" svg:y="1.58328in" svg:width="0.54567in" svg:height="0.16614in">
              <draw:text-box>
                <text:p text:style-name="a295" text:class-names="" text:cond-style-name=""><text:span text:style-name="a294" text:class-names="">Sun beam</text:span></text:p>
              </draw:text-box>
              <svg:title/>
              <svg:desc/>
            </draw:frame>
            <draw:custom-shape svg:width="0.05292in" svg:height="1.0241in" draw:id="id35" draw:style-name="a300" draw:transform="translate(-0.02646in -0.51205in) rotate(-0.04574) translate(5.10369in 3.17686in)" draw:name="Straight Connector 9">
              <svg:title/>
              <svg:desc/>
              <text:p text:style-name="a298" text:class-names="" text:cond-style-name=""><text:span text:style-name="a29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5.09298in" svg:y="3.06885in" svg:width="0.74264in" svg:height="0.62126in" draw:id="id36" draw:style-name="a303" draw:name="Straight Connector 10">
              <svg:title/>
              <svg:desc/>
              <text:p text:style-name="a302" text:class-names="" text:cond-style-name=""><text:span text:style-name="a30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5.11817in" svg:y="3.6759in" svg:width="0.67892in" svg:height="0.13132in" draw:id="id37" draw:style-name="a308" draw:name="Straight Connector 11">
              <svg:title/>
              <svg:desc/>
              <text:p text:style-name="a305" text:class-names="" text:cond-style-name=""><text:span text:style-name="a30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frame draw:id="id38" draw:style-name="a313" draw:name="TextBox 12" svg:x="5.28514in" svg:y="3.70841in" svg:width="0.25556in" svg:height="0.16128in">
              <draw:text-box>
                <text:p text:style-name="a312" text:class-names="" text:cond-style-name=""><text:span text:style-name="a309" text:class-names="">ϕ</text:span><text:span text:style-name="a310" text:class-names="">p</text:span><text:span text:style-name="a311" text:class-names=""/></text:p>
              </draw:text-box>
              <svg:title/>
              <svg:desc/>
            </draw:frame>
            <draw:frame draw:id="id39" draw:style-name="a317" draw:name="TextBox 13" svg:x="4.93451in" svg:y="2.20101in" svg:width="0.16298in" svg:height="0.16128in">
              <draw:text-box>
                <text:p text:style-name="a316" text:class-names="" text:cond-style-name=""><text:span text:style-name="a314" text:class-names="">θ</text:span><text:span text:style-name="a315" text:class-names="">i</text:span></text:p>
              </draw:text-box>
              <svg:title/>
              <svg:desc/>
            </draw:frame>
            <draw:custom-shape svg:x="5.10542in" svg:y="3.32747in" svg:width="0.1426in" svg:height="0.12052in" draw:id="id40" draw:style-name="a320" draw:name="Straight Connector 14">
              <svg:title/>
              <svg:desc/>
              <text:p text:style-name="a319" text:class-names="" text:cond-style-name=""><text:span text:style-name="a31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5.24803in" svg:y="3.33348in" svg:width="0in" svg:height="0.22589in" draw:id="id41" draw:style-name="a323" draw:name="Straight Connector 15">
              <svg:title/>
              <svg:desc/>
              <text:p text:style-name="a322" text:class-names="" text:cond-style-name=""><text:span text:style-name="a32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5.15137in" svg:y="3.47184in" svg:width="0.0252in" svg:height="0.0252in" draw:id="id42" draw:style-name="a326" draw:name="Freeform: Shape 16">
              <svg:title/>
              <svg:desc/>
              <text:p text:style-name="a325" text:class-names="" text:cond-style-name=""><text:span text:style-name="a324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2700000 + ?f2"/>
                <draw:equation draw:name="f13" draw:formula="?f12 - ?f2"/>
                <draw:equation draw:name="f14" draw:formula="?f8 / 21600"/>
                <draw:equation draw:name="f15" draw:formula="?f7 / 21600"/>
                <draw:equation draw:name="f16" draw:formula="21600 * ?f8"/>
                <draw:equation draw:name="f17" draw:formula="21600 * ?f7"/>
                <draw:equation draw:name="f18" draw:formula="min(?f15, ?f14)"/>
                <draw:equation draw:name="f19" draw:formula="?f16 / ?f9"/>
                <draw:equation draw:name="f20" draw:formula="?f17 / ?f9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2"/>
                <draw:equation draw:name="f30" draw:formula="?f29 * ?f10 / ?f1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2"/>
                <draw:equation draw:name="f45" draw:formula="if(?f44, ?f2, 21550000)"/>
                <draw:equation draw:name="f46" draw:formula="-21550000 - ?f45"/>
                <draw:equation draw:name="f47" draw:formula="if(?f46, -21550000, ?f45)"/>
                <draw:equation draw:name="f48" draw:formula="?f1 + ?f47"/>
                <draw:equation draw:name="f49" draw:formula="?f1 + ?f2"/>
                <draw:equation draw:name="f50" draw:formula="?f49 * ?f10 / ?f1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2"/>
                <draw:equation draw:name="f69" draw:formula="?f68 * ?f10 / ?f1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  <draw:equation draw:name="f91" draw:formula="?f0 + ?f47"/>
                <draw:equation draw:name="f92" draw:formula="?f0 + ?f2"/>
                <draw:equation draw:name="f93" draw:formula="?f92 * ?f10 / ?f1"/>
                <draw:equation draw:name="f94" draw:formula="0 - ?f93"/>
                <draw:equation draw:name="f95" draw:formula="cos(?f94)"/>
                <draw:equation draw:name="f96" draw:formula="0 - ?f95"/>
                <draw:equation draw:name="f97" draw:formula="?f96 * ?f27"/>
                <draw:equation draw:name="f98" draw:formula="sin(?f94)"/>
                <draw:equation draw:name="f99" draw:formula="0 - ?f98"/>
                <draw:equation draw:name="f100" draw:formula="?f99 * ?f28"/>
                <draw:equation draw:name="f101" draw:formula="sqrt(?f97 * ?f97 + ?f100 * ?f100 + 0 * 0)"/>
                <draw:equation draw:name="f102" draw:formula="?f27 * ?f28 / ?f101"/>
                <draw:equation draw:name="f103" draw:formula="?f99 * ?f102"/>
                <draw:equation draw:name="f104" draw:formula="?f80 - ?f103"/>
                <draw:equation draw:name="f105" draw:formula="?f96 * ?f102"/>
                <draw:equation draw:name="f106" draw:formula="?f82 - ?f105"/>
                <draw:equation draw:name="f107" draw:formula="?f104 - ?f27"/>
                <draw:equation draw:name="f108" draw:formula="?f106 - ?f28"/>
                <draw:equation draw:name="f109" draw:formula="?f104 + ?f27"/>
                <draw:equation draw:name="f110" draw:formula="?f106 + ?f28"/>
                <draw:equation draw:name="f111" draw:formula="?f91 + ?f2"/>
                <draw:equation draw:name="f112" draw:formula="?f111 * ?f10 / ?f1"/>
                <draw:equation draw:name="f113" draw:formula="0 - ?f112"/>
                <draw:equation draw:name="f114" draw:formula="cos(?f113)"/>
                <draw:equation draw:name="f115" draw:formula="0 - ?f114"/>
                <draw:equation draw:name="f116" draw:formula="?f115 * ?f27"/>
                <draw:equation draw:name="f117" draw:formula="sin(?f113)"/>
                <draw:equation draw:name="f118" draw:formula="0 - ?f117"/>
                <draw:equation draw:name="f119" draw:formula="?f118 * ?f28"/>
                <draw:equation draw:name="f120" draw:formula="sqrt(?f116 * ?f116 + ?f119 * ?f119 + 0 * 0)"/>
                <draw:equation draw:name="f121" draw:formula="?f27 * ?f28 / ?f120"/>
                <draw:equation draw:name="f122" draw:formula="?f118 * ?f121"/>
                <draw:equation draw:name="f123" draw:formula="?f104 + ?f122"/>
                <draw:equation draw:name="f124" draw:formula="?f115 * ?f121"/>
                <draw:equation draw:name="f125" draw:formula="?f106 + ?f124"/>
                <draw:equation draw:name="f126" draw:formula="if(?f47, ?f80, ?f107)"/>
                <draw:equation draw:name="f127" draw:formula="if(?f47, ?f82, ?f108)"/>
                <draw:equation draw:name="f128" draw:formula="if(?f47, ?f80, ?f109)"/>
                <draw:equation draw:name="f129" draw:formula="if(?f47, ?f82, ?f110)"/>
                <draw:equation draw:name="f130" draw:formula="if(?f47, ?f107, ?f123)"/>
                <draw:equation draw:name="f131" draw:formula="if(?f47, ?f108, ?f125)"/>
                <draw:equation draw:name="f132" draw:formula="if(?f47, ?f109, ?f123)"/>
                <draw:equation draw:name="f133" draw:formula="if(?f47, ?f110, ?f125)"/>
                <draw:equation draw:name="f134" draw:formula="?f11 + ?f47"/>
                <draw:equation draw:name="f135" draw:formula="?f11 + ?f2"/>
                <draw:equation draw:name="f136" draw:formula="?f135 * ?f10 / ?f1"/>
                <draw:equation draw:name="f137" draw:formula="0 - ?f136"/>
                <draw:equation draw:name="f138" draw:formula="cos(?f137)"/>
                <draw:equation draw:name="f139" draw:formula="0 - ?f138"/>
                <draw:equation draw:name="f140" draw:formula="?f139 * ?f27"/>
                <draw:equation draw:name="f141" draw:formula="sin(?f137)"/>
                <draw:equation draw:name="f142" draw:formula="0 - ?f141"/>
                <draw:equation draw:name="f143" draw:formula="?f142 * ?f28"/>
                <draw:equation draw:name="f144" draw:formula="sqrt(?f140 * ?f140 + ?f143 * ?f143 + 0 * 0)"/>
                <draw:equation draw:name="f145" draw:formula="?f27 * ?f28 / ?f144"/>
                <draw:equation draw:name="f146" draw:formula="?f142 * ?f145"/>
                <draw:equation draw:name="f147" draw:formula="?f123 - ?f146"/>
                <draw:equation draw:name="f148" draw:formula="?f139 * ?f145"/>
                <draw:equation draw:name="f149" draw:formula="?f125 - ?f148"/>
                <draw:equation draw:name="f150" draw:formula="?f147 - ?f27"/>
                <draw:equation draw:name="f151" draw:formula="?f149 - ?f28"/>
                <draw:equation draw:name="f152" draw:formula="?f147 + ?f27"/>
                <draw:equation draw:name="f153" draw:formula="?f149 + ?f28"/>
                <draw:equation draw:name="f154" draw:formula="?f134 + ?f2"/>
                <draw:equation draw:name="f155" draw:formula="?f154 * ?f10 / ?f1"/>
                <draw:equation draw:name="f156" draw:formula="0 - ?f155"/>
                <draw:equation draw:name="f157" draw:formula="cos(?f156)"/>
                <draw:equation draw:name="f158" draw:formula="0 - ?f157"/>
                <draw:equation draw:name="f159" draw:formula="?f158 * ?f27"/>
                <draw:equation draw:name="f160" draw:formula="sin(?f156)"/>
                <draw:equation draw:name="f161" draw:formula="0 - ?f160"/>
                <draw:equation draw:name="f162" draw:formula="?f161 * ?f28"/>
                <draw:equation draw:name="f163" draw:formula="sqrt(?f159 * ?f159 + ?f162 * ?f162 + 0 * 0)"/>
                <draw:equation draw:name="f164" draw:formula="?f27 * ?f28 / ?f163"/>
                <draw:equation draw:name="f165" draw:formula="?f161 * ?f164"/>
                <draw:equation draw:name="f166" draw:formula="?f147 + ?f165"/>
                <draw:equation draw:name="f167" draw:formula="?f158 * ?f164"/>
                <draw:equation draw:name="f168" draw:formula="?f149 + ?f167"/>
                <draw:equation draw:name="f169" draw:formula="if(?f47, ?f123, ?f150)"/>
                <draw:equation draw:name="f170" draw:formula="if(?f47, ?f125, ?f151)"/>
                <draw:equation draw:name="f171" draw:formula="if(?f47, ?f123, ?f152)"/>
                <draw:equation draw:name="f172" draw:formula="if(?f47, ?f125, ?f153)"/>
                <draw:equation draw:name="f173" draw:formula="if(?f47, ?f150, ?f166)"/>
                <draw:equation draw:name="f174" draw:formula="if(?f47, ?f151, ?f168)"/>
                <draw:equation draw:name="f175" draw:formula="if(?f47, ?f152, ?f166)"/>
                <draw:equation draw:name="f176" draw:formula="if(?f47, ?f153, ?f168)"/>
                <draw:equation draw:name="f177" draw:formula="?f2 + ?f47"/>
                <draw:equation draw:name="f178" draw:formula="?f2 + ?f2"/>
                <draw:equation draw:name="f179" draw:formula="?f178 * ?f10 / ?f1"/>
                <draw:equation draw:name="f180" draw:formula="0 - ?f179"/>
                <draw:equation draw:name="f181" draw:formula="cos(?f180)"/>
                <draw:equation draw:name="f182" draw:formula="0 - ?f181"/>
                <draw:equation draw:name="f183" draw:formula="?f182 * ?f27"/>
                <draw:equation draw:name="f184" draw:formula="sin(?f180)"/>
                <draw:equation draw:name="f185" draw:formula="0 - ?f184"/>
                <draw:equation draw:name="f186" draw:formula="?f185 * ?f28"/>
                <draw:equation draw:name="f187" draw:formula="sqrt(?f183 * ?f183 + ?f186 * ?f186 + 0 * 0)"/>
                <draw:equation draw:name="f188" draw:formula="?f27 * ?f28 / ?f187"/>
                <draw:equation draw:name="f189" draw:formula="?f185 * ?f188"/>
                <draw:equation draw:name="f190" draw:formula="?f166 - ?f189"/>
                <draw:equation draw:name="f191" draw:formula="?f182 * ?f188"/>
                <draw:equation draw:name="f192" draw:formula="?f168 - ?f191"/>
                <draw:equation draw:name="f193" draw:formula="?f190 - ?f27"/>
                <draw:equation draw:name="f194" draw:formula="?f192 - ?f28"/>
                <draw:equation draw:name="f195" draw:formula="?f190 + ?f27"/>
                <draw:equation draw:name="f196" draw:formula="?f192 + ?f28"/>
                <draw:equation draw:name="f197" draw:formula="?f177 + ?f2"/>
                <draw:equation draw:name="f198" draw:formula="?f197 * ?f10 / ?f1"/>
                <draw:equation draw:name="f199" draw:formula="0 - ?f198"/>
                <draw:equation draw:name="f200" draw:formula="cos(?f199)"/>
                <draw:equation draw:name="f201" draw:formula="0 - ?f200"/>
                <draw:equation draw:name="f202" draw:formula="?f201 * ?f27"/>
                <draw:equation draw:name="f203" draw:formula="sin(?f199)"/>
                <draw:equation draw:name="f204" draw:formula="0 - ?f203"/>
                <draw:equation draw:name="f205" draw:formula="?f204 * ?f28"/>
                <draw:equation draw:name="f206" draw:formula="sqrt(?f202 * ?f202 + ?f205 * ?f205 + 0 * 0)"/>
                <draw:equation draw:name="f207" draw:formula="?f27 * ?f28 / ?f206"/>
                <draw:equation draw:name="f208" draw:formula="?f204 * ?f207"/>
                <draw:equation draw:name="f209" draw:formula="?f190 + ?f208"/>
                <draw:equation draw:name="f210" draw:formula="?f201 * ?f207"/>
                <draw:equation draw:name="f211" draw:formula="?f192 + ?f210"/>
                <draw:equation draw:name="f212" draw:formula="if(?f47, ?f166, ?f193)"/>
                <draw:equation draw:name="f213" draw:formula="if(?f47, ?f168, ?f194)"/>
                <draw:equation draw:name="f214" draw:formula="if(?f47, ?f166, ?f195)"/>
                <draw:equation draw:name="f215" draw:formula="if(?f47, ?f168, ?f196)"/>
                <draw:equation draw:name="f216" draw:formula="if(?f47, ?f193, ?f209)"/>
                <draw:equation draw:name="f217" draw:formula="if(?f47, ?f194, ?f211)"/>
                <draw:equation draw:name="f218" draw:formula="if(?f47, ?f195, ?f209)"/>
                <draw:equation draw:name="f219" draw:formula="if(?f47, ?f196, ?f211)"/>
              </draw:enhanced-geometry>
            </draw:custom-shape>
            <draw:frame draw:id="id43" draw:style-name="a329" draw:name="TextBox 17" svg:x="7.15984in" svg:y="2.82087in" svg:width="0.08543in" svg:height="0.16772in">
              <draw:text-box>
                <text:p text:style-name="a328" text:class-names="" text:cond-style-name=""><text:span text:style-name="a327" text:class-names="">E</text:span></text:p>
              </draw:text-box>
              <svg:title/>
              <svg:desc/>
            </draw:frame>
            <draw:frame draw:id="id44" draw:style-name="a332" draw:name="TextBox 18" svg:x="5.82126in" svg:y="4.04134in" svg:width="0.07795in" svg:height="0.16772in">
              <draw:text-box>
                <text:p text:style-name="a331" text:class-names="" text:cond-style-name=""><text:span text:style-name="a330" text:class-names="">S</text:span></text:p>
              </draw:text-box>
              <svg:title/>
              <svg:desc/>
            </draw:frame>
            <draw:frame draw:id="id45" draw:style-name="a335" draw:name="TextBox 19" svg:x="4.12874in" svg:y="3.41142in" svg:width="0.13189in" svg:height="0.16772in">
              <draw:text-box>
                <text:p text:style-name="a334" text:class-names="" text:cond-style-name=""><text:span text:style-name="a333" text:class-names="">W</text:span></text:p>
              </draw:text-box>
              <svg:title/>
              <svg:desc/>
            </draw:frame>
            <draw:frame draw:id="id46" draw:style-name="a338" draw:name="TextBox 20" svg:x="5.36969in" svg:y="2.27559in" svg:width="0.10118in" svg:height="0.16772in">
              <draw:text-box>
                <text:p text:style-name="a337" text:class-names="" text:cond-style-name=""><text:span text:style-name="a336" text:class-names="">N</text:span></text:p>
              </draw:text-box>
              <svg:title/>
              <svg:desc/>
            </draw:frame>
            <draw:custom-shape svg:width="0.30212in" svg:height="0.06927in" draw:id="id47" draw:style-name="a343" draw:transform="translate(-0.15106in -0.03463in) rotate(-0.42892) translate(5.04814in 2.38586in)" draw:name="Straight Connector 21">
              <svg:title/>
              <svg:desc/>
              <text:p text:style-name="a340" text:class-names="" text:cond-style-name=""><text:span text:style-name="a33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frame draw:id="id48" draw:style-name="a366" draw:name="TextBox 22" svg:x="4.09213in" svg:y="4.13307in" svg:width="4.7612in" svg:height="0.66532in">
              <draw:text-box>
                <text:p text:style-name="a345" text:class-names="" text:cond-style-name=""><text:span text:style-name="a344" text:class-names="">Legend</text:span></text:p>
                <text:p text:style-name="a353" text:class-names="" text:cond-style-name=""><text:span text:style-name="a346" text:class-names="">θ</text:span><text:span text:style-name="a347" text:class-names="">p<text:s text:c="1"/></text:span><text:span text:style-name="a348" text:class-names="">surface tilt<text:s text:c="1"/></text:span><text:span text:style-name="a349" text:class-names="">(</text:span><text:span text:style-name="a350" text:class-names="">=0</text:span><text:span text:style-name="a351" text:class-names="">° for ceilings, 90° for walls)</text:span><text:span text:style-name="a352" text:class-names=""/></text:p>
                <text:p text:style-name="a360" text:class-names="" text:cond-style-name=""><text:span text:style-name="a354" text:class-names="">ϕ</text:span><text:span text:style-name="a355" text:class-names="">p</text:span><text:span text:style-name="a356" text:class-names=""><text:s text:c="1"/>surface azimuth<text:s text:c="1"/></text:span><text:span text:style-name="a357" text:class-names="">(= 90</text:span><text:span text:style-name="a358" text:class-names="">°</text:span><text:span text:style-name="a359" text:class-names=""><text:s text:c="1"/>if surface outward unit normal points towards west)</text:span></text:p>
                <text:p text:style-name="a365" text:class-names="" text:cond-style-name=""><text:span text:style-name="a361" text:class-names="">θ</text:span><text:span text:style-name="a362" text:class-names="">i<text:s text:c="1"/></text:span><text:span text:style-name="a363" text:class-names="">solar incidence</text:span><text:span text:style-name="a364" text:class-names=""/></text:p>
              </draw:text-box>
              <svg:title/>
              <svg:desc/>
            </draw:frame>
            <draw:g draw:name="Group 29" draw:id="id49">
              <svg:title/>
              <svg:desc/>
              <draw:custom-shape svg:width="0.33352in" svg:height="0.33929in" draw:id="id54" draw:style-name="a385" draw:transform="translate(-0.16676in -0.16964in) rotate(-3.75926) translate(5.89412in 3.17992in)" draw:name="Rectangle 23">
                <svg:title/>
                <svg:desc/>
                <text:p text:style-name="a384" text:class-names="" text:cond-style-name=""><text:span text:style-name="a383" text:class-names=""/></text:p>
                <draw:enhanced-geometry xmlns:dr3d="urn:oasis:names:tc:opendocument:xmlns:dr3d:1.0" draw:type="non-primitive" svg:viewBox="0 0 21600 21600" draw:enhanced-path="M 0 0 L 21600 0 21600 21600 0 21600 Z N" draw:mirror-vertical="true"/>
              </draw:custom-shape>
              <draw:custom-shape svg:width="0.53983in" svg:height="0.48141in" draw:id="id55" draw:style-name="a388" draw:transform="translate(-0.26991in -0.2407in) rotate(-3.88543) translate(5.88716in 3.05198in)" draw:name="Rectangle 24">
                <svg:title/>
                <svg:desc/>
                <text:p text:style-name="a387" text:class-names="" text:cond-style-name=""><text:span text:style-name="a386" text:class-names=""/></text:p>
                <draw:enhanced-geometry xmlns:dr3d="urn:oasis:names:tc:opendocument:xmlns:dr3d:1.0" draw:type="non-primitive" svg:viewBox="0 0 21600 21600" draw:enhanced-path="M 0 0 L 21600 0 21600 21600 0 21600 Z N" draw:mirror-vertical="true"/>
              </draw:custom-shape>
              <draw:custom-shape svg:width="0.42492in" svg:height="0.11844in" draw:id="id56" draw:style-name="a392" draw:transform="translate(-0.21246in -0.05922in) rotate(-3.4874) translate(6.30906in 3.0932in)" draw:name="Straight Connector 24">
                <svg:title/>
                <svg:desc/>
                <text:p text:style-name="a390" text:class-names="" text:cond-style-name=""><text:span text:style-name="a389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svg:width="0.28577in" svg:height="0.12252in" draw:id="id57" draw:style-name="a396" draw:transform="translate(-0.14288in -0.06126in) rotate(-3.48539) translate(6.35989in 2.94635in)" draw:name="Straight Connector 25">
                <svg:title/>
                <svg:desc/>
                <text:p text:style-name="a394" text:class-names="" text:cond-style-name=""><text:span text:style-name="a39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svg:width="0.06849in" svg:height="0.18719in" draw:id="id58" draw:style-name="a400" draw:transform="translate(-0.03424in -0.09359in) rotate(-3.14159) translate(6.40805in 2.74922in)" draw:name="Straight Connector 27">
                <svg:title/>
                <svg:desc/>
                <text:p text:style-name="a398" text:class-names="" text:cond-style-name=""><text:span text:style-name="a39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svg:width="0.06428in" svg:height="0.14731in" draw:id="id59" draw:style-name="a404" draw:transform="translate(-0.03214in -0.07365in) rotate(-3.20269) translate(6.51069in 3.04581in)" draw:name="Straight Connector 28">
                <svg:title/>
                <svg:desc/>
                <text:p text:style-name="a402" text:class-names="" text:cond-style-name=""><text:span text:style-name="a40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  <draw:custom-shape svg:x="4.89973in" svg:y="1.74388in" svg:width="0.74673in" svg:height="1.47697in" draw:id="id50" draw:style-name="a370" draw:name="Straight Connector 7">
              <svg:title/>
              <svg:desc/>
              <text:p text:style-name="a368" text:class-names="" text:cond-style-name=""><text:span text:style-name="a36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6.39412in" svg:y="2.73781in" svg:width="0.31766in" svg:height="0.26927in" draw:id="id51" draw:style-name="a375" draw:name="Rectangle 30">
              <svg:title/>
              <svg:desc/>
              <text:p text:style-name="a374" text:class-names="" text:cond-style-name=""><text:span text:style-name="a371" text:class-names="">θ</text:span><text:span text:style-name="a372" text:class-names="">p</text:span><text:span text:style-name="a3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05in" svg:height="0.13382in" draw:id="id52" draw:style-name="a378" draw:transform="translate(-0.025in -0.06691in) rotate(-0.6649) translate(6.46556in 2.9086in)" draw:name="Straight Connector 26">
              <svg:title/>
              <svg:desc/>
              <text:p text:style-name="a377" text:class-names="" text:cond-style-name=""><text:span text:style-name="a37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frame draw:id="id53" draw:style-name="a382" draw:name="TextBox 8" svg:x="4.60571in" svg:y="2.56299in" svg:width="0.54567in" svg:height="0.32256in">
              <draw:text-box>
                <text:p text:style-name="a381" text:class-names="" text:cond-style-name=""><text:span text:style-name="a379" text:class-names="">Surface Normal</text:span><text:span text:style-name="a380" text:class-names=""/></text:p>
              </draw:text-box>
              <svg:title/>
              <svg:desc/>
            </draw:frame>
          </draw:g>
          <draw:custom-shape svg:x="4.93004in" svg:y="3.66855in" svg:width="0.18622in" svg:height="0.16835in" draw:id="id29" draw:style-name="a280" draw:name="Straight Connector 10">
            <svg:title/>
            <svg:desc/>
            <text:p text:style-name="a278" text:class-names="" text:cond-style-name=""><text:span text:style-name="a27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</draw:page>
      <draw:page draw:name="Slide5" draw:style-name="a405" draw:master-page-name="Master1-Layout7-blank-Blank" presentation:presentation-page-layout-name="Master1-PPL7" draw:id="Slide-260">
        <draw:g draw:name="Group 1" draw:id="id60">
          <svg:title/>
          <svg:desc/>
          <draw:custom-shape svg:width="2.14409in" svg:height="1.11653in" draw:id="id69" draw:style-name="a434" draw:transform="translate(-1.07204in -0.55826in) rotate(-6.08895) translate(5.80998in 3.33777in)" draw:name="Rectangle 3">
            <svg:title/>
            <svg:desc/>
            <text:p text:style-name="a433" text:class-names="" text:cond-style-name=""><text:span text:style-name="a4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2534in" svg:y="2.92872in" svg:width="2.82559in" svg:height="0.55315in" draw:id="id70" draw:style-name="a437" draw:name="Straight Connector 4">
            <svg:title/>
            <svg:desc/>
            <text:p text:style-name="a436" text:class-names="" text:cond-style-name=""><text:span text:style-name="a43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63715in" svg:y="2.47045in" svg:width="0.35945in" svg:height="1.55669in" draw:id="id71" draw:style-name="a440" draw:name="Straight Connector 5">
            <svg:title/>
            <svg:desc/>
            <text:p text:style-name="a439" text:class-names="" text:cond-style-name=""><text:span text:style-name="a43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0.7947in" svg:height="0.67505in" draw:id="id72" draw:style-name="a444" draw:transform="translate(-0.39735in -0.33752in) rotate(-0.08258) translate(5.43903in 2.85836in)" draw:name="Straight Connector 6">
            <svg:title/>
            <svg:desc/>
            <text:p text:style-name="a442" text:class-names="" text:cond-style-name=""><text:span text:style-name="a44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73" draw:style-name="a447" draw:name="TextBox 8" svg:x="4.66781in" svg:y="1.58995in" svg:width="0.54567in" svg:height="0.16614in">
            <draw:text-box>
              <text:p text:style-name="a446" text:class-names="" text:cond-style-name=""><text:span text:style-name="a445" text:class-names="">Sun beam</text:span></text:p>
            </draw:text-box>
            <svg:title/>
            <svg:desc/>
          </draw:frame>
          <draw:custom-shape svg:width="0.05292in" svg:height="1.0241in" draw:id="id74" draw:style-name="a451" draw:transform="translate(-0.02646in -0.51205in) rotate(-0.04574) translate(5.25068in 3.18353in)" draw:name="Straight Connector 9">
            <svg:title/>
            <svg:desc/>
            <text:p text:style-name="a449" text:class-names="" text:cond-style-name=""><text:span text:style-name="a4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23998in" svg:y="3.07551in" svg:width="0.74264in" svg:height="0.62126in" draw:id="id75" draw:style-name="a454" draw:name="Straight Connector 10">
            <svg:title/>
            <svg:desc/>
            <text:p text:style-name="a453" text:class-names="" text:cond-style-name=""><text:span text:style-name="a45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26516in" svg:y="3.68257in" svg:width="0.67892in" svg:height="0.13132in" draw:id="id76" draw:style-name="a459" draw:name="Straight Connector 11">
            <svg:title/>
            <svg:desc/>
            <text:p text:style-name="a456" text:class-names="" text:cond-style-name=""><text:span text:style-name="a45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77" draw:style-name="a464" draw:name="TextBox 12" svg:x="5.43213in" svg:y="3.71508in" svg:width="0.25556in" svg:height="0.16128in">
            <draw:text-box>
              <text:p text:style-name="a463" text:class-names="" text:cond-style-name=""><text:span text:style-name="a460" text:class-names="">ϕ</text:span><text:span text:style-name="a461" text:class-names="">p</text:span><text:span text:style-name="a462" text:class-names=""/></text:p>
            </draw:text-box>
            <svg:title/>
            <svg:desc/>
          </draw:frame>
          <draw:frame draw:id="id78" draw:style-name="a468" draw:name="TextBox 13" svg:x="5.0815in" svg:y="2.20768in" svg:width="0.16298in" svg:height="0.16128in">
            <draw:text-box>
              <text:p text:style-name="a467" text:class-names="" text:cond-style-name=""><text:span text:style-name="a465" text:class-names="">θ</text:span><text:span text:style-name="a466" text:class-names="">i</text:span></text:p>
            </draw:text-box>
            <svg:title/>
            <svg:desc/>
          </draw:frame>
          <draw:custom-shape svg:x="5.25242in" svg:y="3.33414in" svg:width="0.1426in" svg:height="0.12052in" draw:id="id79" draw:style-name="a471" draw:name="Straight Connector 14">
            <svg:title/>
            <svg:desc/>
            <text:p text:style-name="a470" text:class-names="" text:cond-style-name=""><text:span text:style-name="a46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39503in" svg:y="3.34015in" svg:width="0in" svg:height="0.22589in" draw:id="id80" draw:style-name="a474" draw:name="Straight Connector 15">
            <svg:title/>
            <svg:desc/>
            <text:p text:style-name="a473" text:class-names="" text:cond-style-name=""><text:span text:style-name="a47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29837in" svg:y="3.47851in" svg:width="0.0252in" svg:height="0.0252in" draw:id="id81" draw:style-name="a477" draw:name="Freeform: Shape 16">
            <svg:title/>
            <svg:desc/>
            <text:p text:style-name="a476" text:class-names="" text:cond-style-name=""><text:span text:style-name="a4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700000 + ?f2"/>
              <draw:equation draw:name="f13" draw:formula="?f12 - ?f2"/>
              <draw:equation draw:name="f14" draw:formula="?f8 / 21600"/>
              <draw:equation draw:name="f15" draw:formula="?f7 / 21600"/>
              <draw:equation draw:name="f16" draw:formula="21600 * ?f8"/>
              <draw:equation draw:name="f17" draw:formula="21600 * ?f7"/>
              <draw:equation draw:name="f18" draw:formula="min(?f15, ?f14)"/>
              <draw:equation draw:name="f19" draw:formula="?f16 / ?f9"/>
              <draw:equation draw:name="f20" draw:formula="?f17 / ?f9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2"/>
              <draw:equation draw:name="f30" draw:formula="?f29 * ?f10 / ?f1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2"/>
              <draw:equation draw:name="f45" draw:formula="if(?f44, ?f2, 21550000)"/>
              <draw:equation draw:name="f46" draw:formula="-21550000 - ?f45"/>
              <draw:equation draw:name="f47" draw:formula="if(?f46, -21550000, ?f45)"/>
              <draw:equation draw:name="f48" draw:formula="?f1 + ?f47"/>
              <draw:equation draw:name="f49" draw:formula="?f1 + ?f2"/>
              <draw:equation draw:name="f50" draw:formula="?f49 * ?f10 / ?f1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2"/>
              <draw:equation draw:name="f69" draw:formula="?f68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  <draw:equation draw:name="f91" draw:formula="?f0 + ?f47"/>
              <draw:equation draw:name="f92" draw:formula="?f0 + ?f2"/>
              <draw:equation draw:name="f93" draw:formula="?f92 * ?f10 / ?f1"/>
              <draw:equation draw:name="f94" draw:formula="0 - ?f93"/>
              <draw:equation draw:name="f95" draw:formula="cos(?f94)"/>
              <draw:equation draw:name="f96" draw:formula="0 - ?f95"/>
              <draw:equation draw:name="f97" draw:formula="?f96 * ?f27"/>
              <draw:equation draw:name="f98" draw:formula="sin(?f94)"/>
              <draw:equation draw:name="f99" draw:formula="0 - ?f98"/>
              <draw:equation draw:name="f100" draw:formula="?f99 * ?f28"/>
              <draw:equation draw:name="f101" draw:formula="sqrt(?f97 * ?f97 + ?f100 * ?f100 + 0 * 0)"/>
              <draw:equation draw:name="f102" draw:formula="?f27 * ?f28 / ?f101"/>
              <draw:equation draw:name="f103" draw:formula="?f99 * ?f102"/>
              <draw:equation draw:name="f104" draw:formula="?f80 - ?f103"/>
              <draw:equation draw:name="f105" draw:formula="?f96 * ?f102"/>
              <draw:equation draw:name="f106" draw:formula="?f82 - ?f105"/>
              <draw:equation draw:name="f107" draw:formula="?f104 - ?f27"/>
              <draw:equation draw:name="f108" draw:formula="?f106 - ?f28"/>
              <draw:equation draw:name="f109" draw:formula="?f104 + ?f27"/>
              <draw:equation draw:name="f110" draw:formula="?f106 + ?f28"/>
              <draw:equation draw:name="f111" draw:formula="?f91 + ?f2"/>
              <draw:equation draw:name="f112" draw:formula="?f111 * ?f10 / ?f1"/>
              <draw:equation draw:name="f113" draw:formula="0 - ?f112"/>
              <draw:equation draw:name="f114" draw:formula="cos(?f113)"/>
              <draw:equation draw:name="f115" draw:formula="0 - ?f114"/>
              <draw:equation draw:name="f116" draw:formula="?f115 * ?f27"/>
              <draw:equation draw:name="f117" draw:formula="sin(?f113)"/>
              <draw:equation draw:name="f118" draw:formula="0 - ?f117"/>
              <draw:equation draw:name="f119" draw:formula="?f118 * ?f28"/>
              <draw:equation draw:name="f120" draw:formula="sqrt(?f116 * ?f116 + ?f119 * ?f119 + 0 * 0)"/>
              <draw:equation draw:name="f121" draw:formula="?f27 * ?f28 / ?f120"/>
              <draw:equation draw:name="f122" draw:formula="?f118 * ?f121"/>
              <draw:equation draw:name="f123" draw:formula="?f104 + ?f122"/>
              <draw:equation draw:name="f124" draw:formula="?f115 * ?f121"/>
              <draw:equation draw:name="f125" draw:formula="?f106 + ?f124"/>
              <draw:equation draw:name="f126" draw:formula="if(?f47, ?f80, ?f107)"/>
              <draw:equation draw:name="f127" draw:formula="if(?f47, ?f82, ?f108)"/>
              <draw:equation draw:name="f128" draw:formula="if(?f47, ?f80, ?f109)"/>
              <draw:equation draw:name="f129" draw:formula="if(?f47, ?f82, ?f110)"/>
              <draw:equation draw:name="f130" draw:formula="if(?f47, ?f107, ?f123)"/>
              <draw:equation draw:name="f131" draw:formula="if(?f47, ?f108, ?f125)"/>
              <draw:equation draw:name="f132" draw:formula="if(?f47, ?f109, ?f123)"/>
              <draw:equation draw:name="f133" draw:formula="if(?f47, ?f110, ?f125)"/>
              <draw:equation draw:name="f134" draw:formula="?f11 + ?f47"/>
              <draw:equation draw:name="f135" draw:formula="?f11 + ?f2"/>
              <draw:equation draw:name="f136" draw:formula="?f135 * ?f10 / ?f1"/>
              <draw:equation draw:name="f137" draw:formula="0 - ?f136"/>
              <draw:equation draw:name="f138" draw:formula="cos(?f137)"/>
              <draw:equation draw:name="f139" draw:formula="0 - ?f138"/>
              <draw:equation draw:name="f140" draw:formula="?f139 * ?f27"/>
              <draw:equation draw:name="f141" draw:formula="sin(?f137)"/>
              <draw:equation draw:name="f142" draw:formula="0 - ?f141"/>
              <draw:equation draw:name="f143" draw:formula="?f142 * ?f28"/>
              <draw:equation draw:name="f144" draw:formula="sqrt(?f140 * ?f140 + ?f143 * ?f143 + 0 * 0)"/>
              <draw:equation draw:name="f145" draw:formula="?f27 * ?f28 / ?f144"/>
              <draw:equation draw:name="f146" draw:formula="?f142 * ?f145"/>
              <draw:equation draw:name="f147" draw:formula="?f123 - ?f146"/>
              <draw:equation draw:name="f148" draw:formula="?f139 * ?f145"/>
              <draw:equation draw:name="f149" draw:formula="?f125 - ?f148"/>
              <draw:equation draw:name="f150" draw:formula="?f147 - ?f27"/>
              <draw:equation draw:name="f151" draw:formula="?f149 - ?f28"/>
              <draw:equation draw:name="f152" draw:formula="?f147 + ?f27"/>
              <draw:equation draw:name="f153" draw:formula="?f149 + ?f28"/>
              <draw:equation draw:name="f154" draw:formula="?f134 + ?f2"/>
              <draw:equation draw:name="f155" draw:formula="?f154 * ?f10 / ?f1"/>
              <draw:equation draw:name="f156" draw:formula="0 - ?f155"/>
              <draw:equation draw:name="f157" draw:formula="cos(?f156)"/>
              <draw:equation draw:name="f158" draw:formula="0 - ?f157"/>
              <draw:equation draw:name="f159" draw:formula="?f158 * ?f27"/>
              <draw:equation draw:name="f160" draw:formula="sin(?f156)"/>
              <draw:equation draw:name="f161" draw:formula="0 - ?f160"/>
              <draw:equation draw:name="f162" draw:formula="?f161 * ?f28"/>
              <draw:equation draw:name="f163" draw:formula="sqrt(?f159 * ?f159 + ?f162 * ?f162 + 0 * 0)"/>
              <draw:equation draw:name="f164" draw:formula="?f27 * ?f28 / ?f163"/>
              <draw:equation draw:name="f165" draw:formula="?f161 * ?f164"/>
              <draw:equation draw:name="f166" draw:formula="?f147 + ?f165"/>
              <draw:equation draw:name="f167" draw:formula="?f158 * ?f164"/>
              <draw:equation draw:name="f168" draw:formula="?f149 + ?f167"/>
              <draw:equation draw:name="f169" draw:formula="if(?f47, ?f123, ?f150)"/>
              <draw:equation draw:name="f170" draw:formula="if(?f47, ?f125, ?f151)"/>
              <draw:equation draw:name="f171" draw:formula="if(?f47, ?f123, ?f152)"/>
              <draw:equation draw:name="f172" draw:formula="if(?f47, ?f125, ?f153)"/>
              <draw:equation draw:name="f173" draw:formula="if(?f47, ?f150, ?f166)"/>
              <draw:equation draw:name="f174" draw:formula="if(?f47, ?f151, ?f168)"/>
              <draw:equation draw:name="f175" draw:formula="if(?f47, ?f152, ?f166)"/>
              <draw:equation draw:name="f176" draw:formula="if(?f47, ?f153, ?f168)"/>
              <draw:equation draw:name="f177" draw:formula="?f2 + ?f47"/>
              <draw:equation draw:name="f178" draw:formula="?f2 + ?f2"/>
              <draw:equation draw:name="f179" draw:formula="?f178 * ?f10 / ?f1"/>
              <draw:equation draw:name="f180" draw:formula="0 - ?f179"/>
              <draw:equation draw:name="f181" draw:formula="cos(?f180)"/>
              <draw:equation draw:name="f182" draw:formula="0 - ?f181"/>
              <draw:equation draw:name="f183" draw:formula="?f182 * ?f27"/>
              <draw:equation draw:name="f184" draw:formula="sin(?f180)"/>
              <draw:equation draw:name="f185" draw:formula="0 - ?f184"/>
              <draw:equation draw:name="f186" draw:formula="?f185 * ?f28"/>
              <draw:equation draw:name="f187" draw:formula="sqrt(?f183 * ?f183 + ?f186 * ?f186 + 0 * 0)"/>
              <draw:equation draw:name="f188" draw:formula="?f27 * ?f28 / ?f187"/>
              <draw:equation draw:name="f189" draw:formula="?f185 * ?f188"/>
              <draw:equation draw:name="f190" draw:formula="?f166 - ?f189"/>
              <draw:equation draw:name="f191" draw:formula="?f182 * ?f188"/>
              <draw:equation draw:name="f192" draw:formula="?f168 - ?f191"/>
              <draw:equation draw:name="f193" draw:formula="?f190 - ?f27"/>
              <draw:equation draw:name="f194" draw:formula="?f192 - ?f28"/>
              <draw:equation draw:name="f195" draw:formula="?f190 + ?f27"/>
              <draw:equation draw:name="f196" draw:formula="?f192 + ?f28"/>
              <draw:equation draw:name="f197" draw:formula="?f177 + ?f2"/>
              <draw:equation draw:name="f198" draw:formula="?f197 * ?f10 / ?f1"/>
              <draw:equation draw:name="f199" draw:formula="0 - ?f198"/>
              <draw:equation draw:name="f200" draw:formula="cos(?f199)"/>
              <draw:equation draw:name="f201" draw:formula="0 - ?f200"/>
              <draw:equation draw:name="f202" draw:formula="?f201 * ?f27"/>
              <draw:equation draw:name="f203" draw:formula="sin(?f199)"/>
              <draw:equation draw:name="f204" draw:formula="0 - ?f203"/>
              <draw:equation draw:name="f205" draw:formula="?f204 * ?f28"/>
              <draw:equation draw:name="f206" draw:formula="sqrt(?f202 * ?f202 + ?f205 * ?f205 + 0 * 0)"/>
              <draw:equation draw:name="f207" draw:formula="?f27 * ?f28 / ?f206"/>
              <draw:equation draw:name="f208" draw:formula="?f204 * ?f207"/>
              <draw:equation draw:name="f209" draw:formula="?f190 + ?f208"/>
              <draw:equation draw:name="f210" draw:formula="?f201 * ?f207"/>
              <draw:equation draw:name="f211" draw:formula="?f192 + ?f210"/>
              <draw:equation draw:name="f212" draw:formula="if(?f47, ?f166, ?f193)"/>
              <draw:equation draw:name="f213" draw:formula="if(?f47, ?f168, ?f194)"/>
              <draw:equation draw:name="f214" draw:formula="if(?f47, ?f166, ?f195)"/>
              <draw:equation draw:name="f215" draw:formula="if(?f47, ?f168, ?f196)"/>
              <draw:equation draw:name="f216" draw:formula="if(?f47, ?f193, ?f209)"/>
              <draw:equation draw:name="f217" draw:formula="if(?f47, ?f194, ?f211)"/>
              <draw:equation draw:name="f218" draw:formula="if(?f47, ?f195, ?f209)"/>
              <draw:equation draw:name="f219" draw:formula="if(?f47, ?f196, ?f211)"/>
            </draw:enhanced-geometry>
          </draw:custom-shape>
          <draw:frame draw:id="id82" draw:style-name="a480" draw:name="TextBox 17" svg:x="7.30683in" svg:y="2.82754in" svg:width="0.08543in" svg:height="0.16772in">
            <draw:text-box>
              <text:p text:style-name="a479" text:class-names="" text:cond-style-name=""><text:span text:style-name="a478" text:class-names="">E</text:span></text:p>
            </draw:text-box>
            <svg:title/>
            <svg:desc/>
          </draw:frame>
          <draw:frame draw:id="id83" draw:style-name="a483" draw:name="TextBox 18" svg:x="5.96825in" svg:y="4.04801in" svg:width="0.07795in" svg:height="0.16772in">
            <draw:text-box>
              <text:p text:style-name="a482" text:class-names="" text:cond-style-name=""><text:span text:style-name="a481" text:class-names="">S</text:span></text:p>
            </draw:text-box>
            <svg:title/>
            <svg:desc/>
          </draw:frame>
          <draw:frame draw:id="id84" draw:style-name="a486" draw:name="TextBox 19" svg:x="4.27573in" svg:y="3.41809in" svg:width="0.13189in" svg:height="0.16772in">
            <draw:text-box>
              <text:p text:style-name="a485" text:class-names="" text:cond-style-name=""><text:span text:style-name="a484" text:class-names="">W</text:span></text:p>
            </draw:text-box>
            <svg:title/>
            <svg:desc/>
          </draw:frame>
          <draw:frame draw:id="id85" draw:style-name="a489" draw:name="TextBox 20" svg:x="5.51668in" svg:y="2.28226in" svg:width="0.10118in" svg:height="0.16772in">
            <draw:text-box>
              <text:p text:style-name="a488" text:class-names="" text:cond-style-name=""><text:span text:style-name="a487" text:class-names="">N</text:span></text:p>
            </draw:text-box>
            <svg:title/>
            <svg:desc/>
          </draw:frame>
          <draw:custom-shape svg:width="0.30212in" svg:height="0.06927in" draw:id="id86" draw:style-name="a494" draw:transform="translate(-0.15106in -0.03463in) rotate(-0.42892) translate(5.19513in 2.39252in)" draw:name="Straight Connector 21">
            <svg:title/>
            <svg:desc/>
            <text:p text:style-name="a491" text:class-names="" text:cond-style-name=""><text:span text:style-name="a49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87" draw:style-name="a517" draw:name="TextBox 22" svg:x="4.23912in" svg:y="4.13974in" svg:width="4.7612in" svg:height="0.66532in">
            <draw:text-box>
              <text:p text:style-name="a496" text:class-names="" text:cond-style-name=""><text:span text:style-name="a495" text:class-names="">Legend</text:span></text:p>
              <text:p text:style-name="a504" text:class-names="" text:cond-style-name=""><text:span text:style-name="a497" text:class-names="">θ</text:span><text:span text:style-name="a498" text:class-names="">p<text:s text:c="1"/></text:span><text:span text:style-name="a499" text:class-names="">surface tilt<text:s text:c="1"/></text:span><text:span text:style-name="a500" text:class-names="">(</text:span><text:span text:style-name="a501" text:class-names="">=0</text:span><text:span text:style-name="a502" text:class-names="">° for ceilings, 90° for walls)</text:span><text:span text:style-name="a503" text:class-names=""/></text:p>
              <text:p text:style-name="a511" text:class-names="" text:cond-style-name=""><text:span text:style-name="a505" text:class-names="">ϕ</text:span><text:span text:style-name="a506" text:class-names="">p</text:span><text:span text:style-name="a507" text:class-names=""><text:s text:c="1"/>surface azimuth<text:s text:c="1"/></text:span><text:span text:style-name="a508" text:class-names="">(= 90</text:span><text:span text:style-name="a509" text:class-names="">°</text:span><text:span text:style-name="a510" text:class-names=""><text:s text:c="1"/>if surface outward unit normal points towards west)</text:span></text:p>
              <text:p text:style-name="a516" text:class-names="" text:cond-style-name=""><text:span text:style-name="a512" text:class-names="">θ</text:span><text:span text:style-name="a513" text:class-names="">i<text:s text:c="1"/></text:span><text:span text:style-name="a514" text:class-names="">solar incidence</text:span><text:span text:style-name="a515" text:class-names=""/></text:p>
            </draw:text-box>
            <svg:title/>
            <svg:desc/>
          </draw:frame>
          <draw:g draw:name="Group 29" draw:id="id88">
            <svg:title/>
            <svg:desc/>
            <draw:custom-shape svg:width="0.33352in" svg:height="0.33929in" draw:id="id93" draw:style-name="a536" draw:transform="translate(-0.16676in -0.16964in) rotate(-3.75926) translate(6.04111in 3.18659in)" draw:name="Rectangle 23">
              <svg:title/>
              <svg:desc/>
              <text:p text:style-name="a535" text:class-names="" text:cond-style-name=""><text:span text:style-name="a534" text:class-names=""/></text:p>
              <draw:enhanced-geometry xmlns:dr3d="urn:oasis:names:tc:opendocument:xmlns:dr3d:1.0" draw:type="non-primitive" svg:viewBox="0 0 21600 21600" draw:enhanced-path="M 0 0 L 21600 0 21600 21600 0 21600 Z N" draw:mirror-vertical="true"/>
            </draw:custom-shape>
            <draw:custom-shape svg:width="0.53983in" svg:height="0.48141in" draw:id="id94" draw:style-name="a539" draw:transform="translate(-0.26991in -0.2407in) rotate(-3.88543) translate(6.03415in 3.05864in)" draw:name="Rectangle 24">
              <svg:title/>
              <svg:desc/>
              <text:p text:style-name="a538" text:class-names="" text:cond-style-name=""><text:span text:style-name="a537" text:class-names=""/></text:p>
              <draw:enhanced-geometry xmlns:dr3d="urn:oasis:names:tc:opendocument:xmlns:dr3d:1.0" draw:type="non-primitive" svg:viewBox="0 0 21600 21600" draw:enhanced-path="M 0 0 L 21600 0 21600 21600 0 21600 Z N" draw:mirror-vertical="true"/>
            </draw:custom-shape>
            <draw:custom-shape svg:width="0.42492in" svg:height="0.11844in" draw:id="id95" draw:style-name="a543" draw:transform="translate(-0.21246in -0.05922in) rotate(-3.4874) translate(6.45605in 3.09987in)" draw:name="Straight Connector 24">
              <svg:title/>
              <svg:desc/>
              <text:p text:style-name="a541" text:class-names="" text:cond-style-name=""><text:span text:style-name="a54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width="0.28577in" svg:height="0.12252in" draw:id="id96" draw:style-name="a547" draw:transform="translate(-0.14288in -0.06126in) rotate(-3.48539) translate(6.50688in 2.95302in)" draw:name="Straight Connector 25">
              <svg:title/>
              <svg:desc/>
              <text:p text:style-name="a545" text:class-names="" text:cond-style-name=""><text:span text:style-name="a54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width="0.06849in" svg:height="0.18719in" draw:id="id97" draw:style-name="a551" draw:transform="translate(-0.03424in -0.09359in) rotate(-3.14159) translate(6.55505in 2.75589in)" draw:name="Straight Connector 27">
              <svg:title/>
              <svg:desc/>
              <text:p text:style-name="a549" text:class-names="" text:cond-style-name=""><text:span text:style-name="a54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width="0.06428in" svg:height="0.14731in" draw:id="id98" draw:style-name="a555" draw:transform="translate(-0.03214in -0.07365in) rotate(-3.20269) translate(6.65768in 3.05248in)" draw:name="Straight Connector 28">
              <svg:title/>
              <svg:desc/>
              <text:p text:style-name="a553" text:class-names="" text:cond-style-name=""><text:span text:style-name="a55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draw:g>
          <draw:custom-shape svg:x="5.04672in" svg:y="1.75055in" svg:width="0.74673in" svg:height="1.47697in" draw:id="id89" draw:style-name="a521" draw:name="Straight Connector 7">
            <svg:title/>
            <svg:desc/>
            <text:p text:style-name="a519" text:class-names="" text:cond-style-name=""><text:span text:style-name="a51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54111in" svg:y="2.74448in" svg:width="0.31766in" svg:height="0.26927in" draw:id="id90" draw:style-name="a526" draw:name="Rectangle 30">
            <svg:title/>
            <svg:desc/>
            <text:p text:style-name="a525" text:class-names="" text:cond-style-name=""><text:span text:style-name="a522" text:class-names="">θ</text:span><text:span text:style-name="a523" text:class-names="">p</text:span><text:span text:style-name="a5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05in" svg:height="0.13382in" draw:id="id91" draw:style-name="a529" draw:transform="translate(-0.025in -0.06691in) rotate(-0.6649) translate(6.61255in 2.91527in)" draw:name="Straight Connector 26">
            <svg:title/>
            <svg:desc/>
            <text:p text:style-name="a528" text:class-names="" text:cond-style-name=""><text:span text:style-name="a5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92" draw:style-name="a533" draw:name="TextBox 8" svg:x="4.7527in" svg:y="2.56966in" svg:width="0.54567in" svg:height="0.32256in">
            <draw:text-box>
              <text:p text:style-name="a532" text:class-names="" text:cond-style-name=""><text:span text:style-name="a530" text:class-names="">Surface Normal</text:span><text:span text:style-name="a531" text:class-names=""/></text:p>
            </draw:text-box>
            <svg:title/>
            <svg:desc/>
          </draw:frame>
        </draw:g>
        <draw:custom-shape svg:x="5.06446in" svg:y="3.68241in" svg:width="0.18622in" svg:height="0.16835in" draw:id="id61" draw:style-name="a409" draw:name="Straight Connector 10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g draw:name="Group 38" draw:id="id62">
          <svg:title/>
          <svg:desc/>
          <draw:custom-shape svg:width="0.2815in" svg:height="1.22756in" draw:id="id63" draw:style-name="a413" draw:transform="translate(-0.14075in -0.61378in) rotate(-0.06918) translate(4.49763in 3.41549in)" draw:name="Straight Connector 32">
            <svg:title/>
            <svg:desc/>
            <text:p text:style-name="a411" text:class-names="" text:cond-style-name=""><text:span text:style-name="a41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0.92165in" svg:height="0.17835in" draw:id="id64" draw:style-name="a417" draw:transform="translate(-0.46082in -0.08917in) rotate(-6.214) translate(5.06481in 3.9783in)" draw:name="Straight Connector 33">
            <svg:title/>
            <svg:desc/>
            <text:p text:style-name="a415" text:class-names="" text:cond-style-name=""><text:span text:style-name="a41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0.00039in" svg:height="1.4563in" draw:id="id65" draw:style-name="a421" draw:transform="translate(-0.00019in -0.72815in) rotate(-0.06918) translate(4.65062in 3.30356in)" draw:name="Straight Connector 34">
            <svg:title/>
            <svg:desc/>
            <text:p text:style-name="a419" text:class-names="" text:cond-style-name=""><text:span text:style-name="a41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66" draw:style-name="a424" draw:transform="translate(-0.06122in -0.07677in) rotate(-0.06918) translate(4.25557in 2.77868in)" draw:name="TextBox 35" svg:width="0.12244in" svg:height="0.15354in">
            <draw:text-box>
              <text:p text:style-name="a423" text:class-names="" text:cond-style-name=""><text:span text:style-name="a422" text:class-names="">w'</text:span></text:p>
            </draw:text-box>
            <svg:title/>
            <svg:desc/>
          </draw:frame>
          <draw:frame draw:id="id67" draw:style-name="a428" draw:transform="translate(-0.47278in -0.08064in) rotate(-0.06918) translate(4.37995in 2.46819in)" draw:name="TextBox 36" svg:width="0.94556in" svg:height="0.16128in">
            <draw:text-box>
              <text:p text:style-name="a427" text:class-names="" text:cond-style-name=""><text:span text:style-name="a425" text:class-names="">u’<text:s text:c="1"/></text:span><text:span text:style-name="a426" text:class-names="">(upward)</text:span></text:p>
            </draw:text-box>
            <svg:title/>
            <svg:desc/>
          </draw:frame>
          <draw:frame draw:id="id68" draw:style-name="a431" draw:transform="translate(-0.04626in -0.07677in) rotate(-0.06918) translate(5.60523in 3.89412in)" draw:name="TextBox 37" svg:width="0.09252in" svg:height="0.15354in">
            <draw:text-box>
              <text:p text:style-name="a430" text:class-names="" text:cond-style-name=""><text:span text:style-name="a429" text:class-names="">v'</text:span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le and Content">
      <presentation:placeholder presentation:object="title" svg:x="0.75868in" svg:y="0.44097in" svg:width="9.50694in" svg:height="1.59722in"/>
      <presentation:placeholder presentation:object="object" svg:x="0.75868in" svg:y="2.20139in" svg:width="9.50694in" svg:height="5.24479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Two Content">
      <presentation:placeholder presentation:object="title" svg:x="0.75868in" svg:y="0.44097in" svg:width="9.50694in" svg:height="1.59722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le Only">
      <presentation:placeholder presentation:object="title" svg:x="0.75868in" svg:y="0.44097in" svg:width="9.50694in" svg:height="1.59722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le and Vertical Text">
      <presentation:placeholder presentation:object="title" svg:x="0.75868in" svg:y="0.44097in" svg:width="9.50694in" svg:height="1.59722in"/>
      <presentation:placeholder presentation:object="outline" svg:x="0.75868in" svg:y="2.20139in" svg:width="9.50694in" svg:height="5.24479in"/>
    </style:presentation-page-layout>
    <style:presentation-page-layout style:name="Master1-PPL11" style:display-name="Vertical Title and Text">
      <presentation:placeholder presentation:object="title" svg:x="7.88889in" svg:y="0.44097in" svg:width="2.37674in" svg:height="7.00521in"/>
      <presentation:placeholder presentation:object="outline" svg:x="0.75868in" svg:y="0.44097in" svg:width="6.96354in" svg:height="7.0052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58" svg:viewBox="0 0 20 30" svg:d="m10 0-10 30h20z"/>
    <draw:marker draw:name="a399" svg:viewBox="0 0 20 30" svg:d="m10 0-10 30h20z"/>
    <draw:marker draw:name="a341" svg:viewBox="0 0 20 30" svg:d="m10 0-10 30h20z"/>
    <draw:marker draw:name="a342" svg:viewBox="0 0 20 30" svg:d="m10 0-10 30h20z"/>
    <draw:marker draw:name="a403" svg:viewBox="0 0 20 30" svg:d="m10 0-10 30h20z"/>
    <draw:marker draw:name="a412" svg:viewBox="0 0 20 30" svg:d="m10 0-10 30h20z"/>
    <draw:marker draw:name="a292" svg:viewBox="0 0 20 30" svg:d="m10 0-10 30h20z"/>
    <draw:marker draw:name="a550" svg:viewBox="0 0 20 30" svg:d="m10 0-10 30h20z"/>
    <draw:marker draw:name="a420" svg:viewBox="0 0 20 30" svg:d="m10 0-10 30h20z"/>
    <draw:marker draw:name="a492" svg:viewBox="0 0 20 30" svg:d="m10 0-10 30h20z"/>
    <draw:marker draw:name="a416" svg:viewBox="0 0 20 30" svg:d="m10 0-10 30h20z"/>
    <draw:marker draw:name="a493" svg:viewBox="0 0 20 30" svg:d="m10 0-10 30h20z"/>
    <draw:marker draw:name="a554" svg:viewBox="0 0 20 30" svg:d="m10 0-10 30h20z"/>
    <draw:marker draw:name="a369" svg:viewBox="0 0 20 30" svg:d="m10 0-10 30h20z"/>
    <draw:marker draw:name="a306" svg:viewBox="0 0 20 30" svg:d="m10 0-10 30h20z"/>
    <draw:marker draw:name="a443" svg:viewBox="0 0 20 30" svg:d="m10 0-10 30h20z"/>
    <draw:marker draw:name="a307" svg:viewBox="0 0 20 30" svg:d="m10 0-10 30h20z"/>
    <draw:marker draw:name="a520" svg:viewBox="0 0 20 30" svg:d="m10 0-10 30h20z"/>
    <draw:marker draw:name="a457" svg:viewBox="0 0 20 30" svg:d="m10 0-10 30h20z"/>
    <draw:stroke-dash draw:name="a391" draw:style="rect" draw:dots1="2" draw:dots1-length="0in" draw:distance="0in"/>
    <draw:stroke-dash draw:name="a279" draw:display-name="Dash" draw:style="rect" draw:dots1="1" draw:dots1-length="0in" draw:dots2="0" draw:dots2-length="0in" draw:distance="0in"/>
    <draw:stroke-dash draw:name="a408" draw:display-name="Dash" draw:style="rect" draw:dots1="1" draw:dots1-length="0in" draw:dots2="0" draw:dots2-length="0in" draw:distance="0in"/>
    <draw:stroke-dash draw:name="a546" draw:style="rect" draw:dots1="2" draw:dots1-length="0in" draw:distance="0in"/>
    <draw:stroke-dash draw:name="a299" draw:display-name="Dash" draw:style="rect" draw:dots1="1" draw:dots1-length="0in" draw:dots2="0" draw:dots2-length="0in" draw:distance="0in"/>
    <draw:stroke-dash draw:name="a450" draw:display-name="Dash" draw:style="rect" draw:dots1="1" draw:dots1-length="0in" draw:dots2="0" draw:dots2-length="0in" draw:distance="0in"/>
    <draw:stroke-dash draw:name="a395" draw:style="rect" draw:dots1="2" draw:dots1-length="0in" draw:distance="0in"/>
    <draw:stroke-dash draw:name="a542" draw:style="rect" draw:dots1="2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2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draw:fill="none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non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">
      <style:graphic-properties draw:fill="none" draw:stroke="non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draw:fill="none" draw:stroke="non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draw:fill="none" draw:stroke="non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draw:fill="none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Home" style:page-layout-name="pageLayout1" draw:style-name="a0">
      <presentation:notes style:page-layout-name="pageLayout2" draw:style-name="a5">
        <draw:page-thumbnail svg:x="1.74646in" svg:y="1.09882in" svg:width="5.0063in" svg:height="3.75472in" presentation:class="page" draw:id="id0" presentation:style-name="a1" draw:name="Slide Image Placeholder 1">
          <svg:title/>
          <svg:desc/>
        </draw:page-thumbnail>
        <draw:frame draw:id="id1" presentation:style-name="a4" draw:name="Notes Placeholder 2" svg:x="1.29606in" svg:y="5.2185in" svg:width="5.91339in" svg:height="4.16811in" presentation:class="notes" presentation:placeholder="false">
          <draw:text-box>
            <text:p text:style-name="a3" text:class-names="" text:cond-style-name=""><text:span text:style-name="a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">
      <draw:frame draw:id="id2" presentation:style-name="a10" draw:name="Title 1" svg:x="1.37847in" svg:y="1.35243in" svg:width="8.26736in" svg:height="2.87847in" presentation:class="title" presentation:placeholder="false">
        <draw:text-box>
          <text:p text:style-name="a9" text:class-names="" text:cond-style-name=""><text:span text:style-name="a7" text:class-names="">Click to edit Master title style</text:span><text:span text:style-name="a8" text:class-names=""/></text:p>
        </draw:text-box>
        <svg:title/>
        <svg:desc/>
      </draw:frame>
      <draw:frame draw:id="id3" presentation:style-name="a14" draw:name="Subtitle 2" svg:x="1.37847in" svg:y="4.34201in" svg:width="8.26736in" svg:height="1.99653in" presentation:class="subtitle" presentation:placeholder="false">
        <draw:text-box>
          <text:p text:style-name="a13" text:class-names="" text:cond-style-name=""><text:span text:style-name="a11" text:class-names="">Click to edit Master subtitle style</text:span><text:span text:style-name="a12" text:class-names=""/></text:p>
        </draw:text-box>
        <svg:title/>
        <svg:desc/>
      </draw:frame>
      <presentation:notes style:page-layout-name="pageLayout2" draw:style-name="a19">
        <draw:page-thumbnail svg:x="1.74646in" svg:y="1.09882in" svg:width="5.0063in" svg:height="3.75472in" presentation:class="page" draw:id="id0" presentation:style-name="a15" draw:name="Slide Image Placeholder 1">
          <svg:title/>
          <svg:desc/>
        </draw:page-thumbnail>
        <draw:frame draw:id="id1" presentation:style-name="a18" draw:name="Notes Placeholder 2" svg:x="1.29606in" svg:y="5.2185in" svg:width="5.91339in" svg:height="4.16811in" presentation:class="notes" presentation:placeholder="false">
          <draw:text-box>
            <text:p text:style-name="a17" text:class-names="" text:cond-style-name=""><text:span text:style-name="a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20">
      <draw:frame draw:id="id4" presentation:style-name="a24" draw:name="Title 1" svg:x="0.75868in" svg:y="0.44097in" svg:width="9.50694in" svg:height="1.59722in" presentation:class="title" presentation:placeholder="false">
        <draw:text-box>
          <text:p text:style-name="a23" text:class-names="" text:cond-style-name=""><text:span text:style-name="a21" text:class-names="">Click to edit Master title style</text:span><text:span text:style-name="a22" text:class-names=""/></text:p>
        </draw:text-box>
        <svg:title/>
        <svg:desc/>
      </draw:frame>
      <draw:frame draw:id="id5" presentation:style-name="a41" draw:name="Content Placeholder 2" svg:x="0.75868in" svg:y="2.20139in" svg:width="9.50694in" svg:height="5.24479in" presentation:class="object" presentation:placeholder="false">
        <draw:text-box>
          <text:list text:style-name="a27">
            <text:list-item>
              <text:p text:style-name="a26" text:class-names="" text:cond-style-name=""><text:span text:style-name="a25" text:class-names="">Click to edit Master text styles</text:span></text:p>
            </text:list-item>
          </text:list>
          <text:list text:style-name="a30">
            <text:list-item>
              <text:list text:style-name="a30">
                <text:list-item>
                  <text:p text:style-name="a29" text:class-names="" text:cond-style-name=""><text:span text:style-name="a28" text:class-names="">Second level</text:span></text:p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p text:style-name="a32" text:class-names="" text:cond-style-name=""><text:span text:style-name="a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list text:style-name="a36">
                        <text:list-item>
                          <text:p text:style-name="a35" text:class-names="" text:cond-style-name=""><text:span text:style-name="a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">
            <text:list-item>
              <text:list text:style-name="a40">
                <text:list-item>
                  <text:list text:style-name="a40">
                    <text:list-item>
                      <text:list text:style-name="a40">
                        <text:list-item>
                          <text:list text:style-name="a40">
                            <text:list-item>
                              <text:p text:style-name="a39" text:class-names="" text:cond-style-name=""><text:span text:style-name="a37" text:class-names="">Fifth level</text:span><text:span text:style-name="a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74646in" svg:y="1.09882in" svg:width="5.0063in" svg:height="3.75472in" presentation:class="page" draw:id="id0" presentation:style-name="a42" draw:name="Slide Image Placeholder 1">
          <svg:title/>
          <svg:desc/>
        </draw:page-thumbnail>
        <draw:frame draw:id="id1" presentation:style-name="a45" draw:name="Notes Placeholder 2" svg:x="1.29606in" svg:y="5.2185in" svg:width="5.91339in" svg:height="4.16811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47">
      <draw:frame draw:id="id6" presentation:style-name="a51" draw:name="Title 1" svg:x="0.75174in" svg:y="2.06076in" svg:width="9.50868in" svg:height="3.43924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7" presentation:style-name="a55" draw:name="Text Placeholder 2" svg:x="0.75174in" svg:y="5.53299in" svg:width="9.50868in" svg:height="1.80729in" presentation:class="outline" presentation:placeholder="false">
        <draw:text-box>
          <text:list text:style-name="a54">
            <text:list-item>
              <text:p text:style-name="a53" text:class-names="" text:cond-style-name=""><text:span text:style-name="a5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60">
        <draw:page-thumbnail svg:x="1.74646in" svg:y="1.09882in" svg:width="5.0063in" svg:height="3.75472in" presentation:class="page" draw:id="id0" presentation:style-name="a56" draw:name="Slide Image Placeholder 1">
          <svg:title/>
          <svg:desc/>
        </draw:page-thumbnail>
        <draw:frame draw:id="id1" presentation:style-name="a59" draw:name="Notes Placeholder 2" svg:x="1.29606in" svg:y="5.2185in" svg:width="5.91339in" svg:height="4.16811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61">
      <draw:frame draw:id="id8" presentation:style-name="a65" draw:name="Title 1" svg:x="0.75868in" svg:y="0.44097in" svg:width="9.50694in" svg:height="1.59722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9" presentation:style-name="a82" draw:name="Content Placeholder 2" svg:x="0.75868in" svg:y="2.20139in" svg:width="4.67014in" svg:height="5.24479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" presentation:style-name="a99" draw:name="Content Placeholder 3" svg:x="5.59549in" svg:y="2.20139in" svg:width="4.67014in" svg:height="5.24479in" presentation:class="object" presentation:placeholder="false">
        <draw:text-box>
          <text:list text:style-name="a85">
            <text:list-item>
              <text:p text:style-name="a84" text:class-names="" text:cond-style-name=""><text:span text:style-name="a83" text:class-names="">Click to edit Master text styles</text:span></text:p>
            </text:list-item>
          </text:list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5" text:class-names="">Fifth level</text:span><text:span text:style-name="a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4">
        <draw:page-thumbnail svg:x="1.74646in" svg:y="1.09882in" svg:width="5.0063in" svg:height="3.75472in" presentation:class="page" draw:id="id0" presentation:style-name="a100" draw:name="Slide Image Placeholder 1">
          <svg:title/>
          <svg:desc/>
        </draw:page-thumbnail>
        <draw:frame draw:id="id1" presentation:style-name="a103" draw:name="Notes Placeholder 2" svg:x="1.29606in" svg:y="5.2185in" svg:width="5.91339in" svg:height="4.16811in" presentation:class="notes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05">
      <draw:frame draw:id="id11" presentation:style-name="a109" draw:name="Title 1" svg:x="0.75868in" svg:y="0.44097in" svg:width="9.50868in" svg:height="1.59722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12" presentation:style-name="a113" draw:name="Text Placeholder 2" svg:x="0.75868in" svg:y="2.02604in" svg:width="4.66493in" svg:height="0.99306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13" presentation:style-name="a130" draw:name="Content Placeholder 3" svg:x="0.75868in" svg:y="3.0191in" svg:width="4.66493in" svg:height="4.44271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ifth le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134" draw:name="Text Placeholder 4" svg:x="5.5816in" svg:y="2.02604in" svg:width="4.68576in" svg:height="0.99306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ck to edit Master text styles</text:span></text:p>
            </text:list-item>
          </text:list>
        </draw:text-box>
        <svg:title/>
        <svg:desc/>
      </draw:frame>
      <draw:frame draw:id="id15" presentation:style-name="a151" draw:name="Content Placeholder 5" svg:x="5.5816in" svg:y="3.0191in" svg:width="4.68576in" svg:height="4.44271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56">
        <draw:page-thumbnail svg:x="1.74646in" svg:y="1.09882in" svg:width="5.0063in" svg:height="3.75472in" presentation:class="page" draw:id="id0" presentation:style-name="a152" draw:name="Slide Image Placeholder 1">
          <svg:title/>
          <svg:desc/>
        </draw:page-thumbnail>
        <draw:frame draw:id="id1" presentation:style-name="a155" draw:name="Notes Placeholder 2" svg:x="1.29606in" svg:y="5.2185in" svg:width="5.91339in" svg:height="4.16811in" presentation:class="notes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57">
      <draw:frame draw:id="id16" presentation:style-name="a161" draw:name="Title 1" svg:x="0.75868in" svg:y="0.44097in" svg:width="9.50694in" svg:height="1.59722in" presentation:class="title" presentation:placeholder="false">
        <draw:text-box>
          <text:p text:style-name="a160" text:class-names="" text:cond-style-name=""><text:span text:style-name="a158" text:class-names="">Click to edit Master title style</text:span><text:span text:style-name="a159" text:class-names=""/></text:p>
        </draw:text-box>
        <svg:title/>
        <svg:desc/>
      </draw:frame>
      <presentation:notes style:page-layout-name="pageLayout2" draw:style-name="a166">
        <draw:page-thumbnail svg:x="1.74646in" svg:y="1.09882in" svg:width="5.0063in" svg:height="3.75472in" presentation:class="page" draw:id="id0" presentation:style-name="a162" draw:name="Slide Image Placeholder 1">
          <svg:title/>
          <svg:desc/>
        </draw:page-thumbnail>
        <draw:frame draw:id="id1" presentation:style-name="a165" draw:name="Notes Placeholder 2" svg:x="1.29606in" svg:y="5.2185in" svg:width="5.91339in" svg:height="4.16811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67">
      <presentation:notes style:page-layout-name="pageLayout2" draw:style-name="a172">
        <draw:page-thumbnail svg:x="1.74646in" svg:y="1.09882in" svg:width="5.0063in" svg:height="3.75472in" presentation:class="page" draw:id="id0" presentation:style-name="a168" draw:name="Slide Image Placeholder 1">
          <svg:title/>
          <svg:desc/>
        </draw:page-thumbnail>
        <draw:frame draw:id="id1" presentation:style-name="a171" draw:name="Notes Placeholder 2" svg:x="1.29606in" svg:y="5.2185in" svg:width="5.91339in" svg:height="4.16811in" presentation:class="notes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73">
      <draw:frame draw:id="id17" presentation:style-name="a177" draw:name="Title 1" svg:x="0.75868in" svg:y="0.55035in" svg:width="3.55556in" svg:height="1.93056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18" presentation:style-name="a194" draw:name="Content Placeholder 2" svg:x="4.6875in" svg:y="1.19097in" svg:width="5.57986in" svg:height="5.875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98" draw:name="Text Placeholder 3" svg:x="0.75868in" svg:y="2.4809in" svg:width="3.55556in" svg:height="4.59375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03">
        <draw:page-thumbnail svg:x="1.74646in" svg:y="1.09882in" svg:width="5.0063in" svg:height="3.75472in" presentation:class="page" draw:id="id0" presentation:style-name="a199" draw:name="Slide Image Placeholder 1">
          <svg:title/>
          <svg:desc/>
        </draw:page-thumbnail>
        <draw:frame draw:id="id1" presentation:style-name="a202" draw:name="Notes Placeholder 2" svg:x="1.29606in" svg:y="5.2185in" svg:width="5.91339in" svg:height="4.16811in" presentation:class="notes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04">
      <draw:frame draw:id="id20" presentation:style-name="a208" draw:name="Title 1" svg:x="0.75868in" svg:y="0.55035in" svg:width="3.55556in" svg:height="1.93056in" presentation:class="title" presentation:placeholder="false">
        <draw:text-box>
          <text:p text:style-name="a207" text:class-names="" text:cond-style-name=""><text:span text:style-name="a205" text:class-names="">Click to edit Master title style</text:span><text:span text:style-name="a206" text:class-names=""/></text:p>
        </draw:text-box>
        <svg:title/>
        <svg:desc/>
      </draw:frame>
      <draw:frame draw:id="id21" presentation:style-name="a211" draw:name="Picture Placeholder 2" svg:x="4.6875in" svg:y="1.19097in" svg:width="5.57986in" svg:height="5.875in" presentation:class="graphic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22" presentation:style-name="a215" draw:name="Text Placeholder 3" svg:x="0.75868in" svg:y="2.4809in" svg:width="3.55556in" svg:height="4.59375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20">
        <draw:page-thumbnail svg:x="1.74646in" svg:y="1.09882in" svg:width="5.0063in" svg:height="3.75472in" presentation:class="page" draw:id="id0" presentation:style-name="a216" draw:name="Slide Image Placeholder 1">
          <svg:title/>
          <svg:desc/>
        </draw:page-thumbnail>
        <draw:frame draw:id="id1" presentation:style-name="a219" draw:name="Notes Placeholder 2" svg:x="1.29606in" svg:y="5.2185in" svg:width="5.91339in" svg:height="4.16811in" presentation:class="notes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21">
      <draw:frame draw:id="id23" presentation:style-name="a225" draw:name="Title 1" svg:x="0.75868in" svg:y="0.44097in" svg:width="9.50694in" svg:height="1.59722in" presentation:class="title" presentation:placeholder="false">
        <draw:text-box>
          <text:p text:style-name="a224" text:class-names="" text:cond-style-name=""><text:span text:style-name="a222" text:class-names="">Click to edit Master title style</text:span><text:span text:style-name="a223" text:class-names=""/></text:p>
        </draw:text-box>
        <svg:title/>
        <svg:desc/>
      </draw:frame>
      <draw:frame draw:id="id24" presentation:style-name="a242" draw:name="Vertical Text Placeholder 2" svg:x="0.75868in" svg:y="2.20139in" svg:width="9.50694in" svg:height="5.24479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Click to edit Master text styles</text:span></text:p>
            </text:list-item>
          </text:list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8" text:class-names="">Fifth level</text:span><text:span text:style-name="a2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7">
        <draw:page-thumbnail svg:x="1.74646in" svg:y="1.09882in" svg:width="5.0063in" svg:height="3.75472in" presentation:class="page" draw:id="id0" presentation:style-name="a243" draw:name="Slide Image Placeholder 1">
          <svg:title/>
          <svg:desc/>
        </draw:page-thumbnail>
        <draw:frame draw:id="id1" presentation:style-name="a246" draw:name="Notes Placeholder 2" svg:x="1.29606in" svg:y="5.2185in" svg:width="5.91339in" svg:height="4.16811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48">
      <draw:frame draw:id="id25" presentation:style-name="a252" draw:name="Vertical Title 1" svg:x="7.88889in" svg:y="0.44097in" svg:width="2.37674in" svg:height="7.00521in" presentation:class="title" presentation:placeholder="false">
        <draw:text-box>
          <text:p text:style-name="a251" text:class-names="" text:cond-style-name=""><text:span text:style-name="a249" text:class-names="">Click to edit Master title style</text:span><text:span text:style-name="a250" text:class-names=""/></text:p>
        </draw:text-box>
        <svg:title/>
        <svg:desc/>
      </draw:frame>
      <draw:frame draw:id="id26" presentation:style-name="a269" draw:name="Vertical Text Placeholder 2" svg:x="0.75868in" svg:y="0.44097in" svg:width="6.96354in" svg:height="7.00521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Fifth level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4">
        <draw:page-thumbnail svg:x="1.74646in" svg:y="1.09882in" svg:width="5.0063in" svg:height="3.75472in" presentation:class="page" draw:id="id0" presentation:style-name="a270" draw:name="Slide Image Placeholder 1">
          <svg:title/>
          <svg:desc/>
        </draw:page-thumbnail>
        <draw:frame draw:id="id1" presentation:style-name="a273" draw:name="Notes Placeholder 2" svg:x="1.29606in" svg:y="5.2185in" svg:width="5.91339in" svg:height="4.16811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</presentation:notes>
    </style:master-page>
    <style:handout-master style:page-layout-name="pageLayout3" draw:style-name="a275"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ael Wetter</meta:initial-creator>
    <dc:creator>Ettore Zanetti</dc:creator>
    <meta:creation-date>2000-05-26T17:22:32Z</meta:creation-date>
    <dc:date>2020-03-16T22:44:13Z</dc:date>
    <meta:editing-cycles>20</meta:editing-cycles>
    <meta:editing-duration>PT24093S</meta:editing-duration>
    <meta:user-defined meta:name="Info 0"/>
    <meta:user-defined meta:name="Info 1"/>
    <meta:user-defined meta:name="Info 2"/>
    <meta:user-defined meta:name="Info 3"/>
    <meta:document-statistic meta:paragraph-count="29" meta:word-count="105"/>
  </office:meta>
</office:document-meta>
</file>